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3f88c" officeooo:paragraph-rsid="0013f8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PSR7</text:p>
      <text:p text:style-name="Text_20_body"/>
      <text:p text:style-name="Text_20_body">PSR7 es un estandar que nos permite normalizar un request y un response en PHP.</text:p>
      <text:p text:style-name="Text_20_body">En este enlace encontrarás la documentación de PSR7: <text:a xlink:type="simple" xlink:href="https://www.php-fig.org/psr/psr-7/" office:target-frame-name="_blank" xlink:show="new" text:style-name="Internet_20_link" text:visited-style-name="Visited_20_Internet_20_Link">https://www.php-fig.org/psr/psr-7/</text:a></text:p>
      <text:p text:style-name="Text_20_body">Aquí encontrarás cómo implementarlo: <text:a xlink:type="simple" xlink:href="https://zendframework.github.io/zend-diactoros/usage/" office:target-frame-name="_blank" xlink:show="new" text:style-name="Internet_20_link" text:visited-style-name="Visited_20_Internet_20_Link">https://zendframework.github.io/zend-diactoros/usage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24:08.502052009</meta:creation-date>
    <dc:date>2019-04-02T19:26:01.194017612</dc:date>
    <meta:editing-duration>PT1M53S</meta:editing-duration>
    <meta:editing-cycles>1</meta:editing-cycles>
    <meta:document-statistic meta:table-count="0" meta:image-count="0" meta:object-count="0" meta:page-count="1" meta:paragraph-count="4" meta:word-count="31" meta:character-count="266" meta:non-whitespace-character-count="239"/>
    <meta:generator>LibreOffice/5.1.6.2$Linux_X86_64 LibreOffice_project/10m0$Build-2</meta:generator>
  </office:meta>
</office:document-meta>
</file>